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dee6ef" draw:textarea-horizontal-align="justify" draw:textarea-vertical-align="middle" draw:auto-grow-height="false" fo:min-height="1.02cm" fo:min-width="1.913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2cm" fo:min-width="5.85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ee6ef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0.918cm" fo:min-width="2.065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462cm" fo:min-width="0.78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dde8cb" draw:textarea-horizontal-align="justify" draw:textarea-vertical-align="middle" draw:auto-grow-height="false" fo:min-height="0.462cm" fo:min-width="0.92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dde8cb" draw:textarea-horizontal-align="left" draw:auto-grow-height="true" draw:auto-grow-width="true" fo:min-height="0.712cm" fo:min-width="1.234cm"/>
      <style:paragraph-properties style:writing-mode="lr-tb"/>
    </style:style>
    <style:style style:name="gr10" style:family="graphic" style:parent-style-name="objectwithoutfill">
      <style:graphic-properties svg:stroke-width="0.051cm" svg:stroke-color="#bf819e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13" style:family="graphic" style:parent-style-name="objectwithoutfill">
      <style:graphic-properties svg:stroke-width="0.051cm" svg:stroke-color="#50938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6d6d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0.918cm" fo:min-width="1.437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1.02cm" fo:min-width="1.539cm" fo:padding-top="0.176cm" fo:padding-bottom="0.176cm" fo:padding-left="0.301cm" fo:padding-right="0.301cm"/>
      <style:paragraph-properties style:writing-mode="lr-tb"/>
    </style:style>
    <style:style style:name="gr17" style:family="graphic" style:parent-style-name="objectwithoutfill">
      <style:graphic-properties svg:stroke-width="0.051cm" svg:stroke-color="#5b277d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ffd7d7" draw:textarea-horizontal-align="justify" draw:textarea-vertical-align="middle" draw:auto-grow-height="false" fo:min-height="2.798cm" fo:min-width="2.04cm" fo:padding-top="0.176cm" fo:padding-bottom="0.176cm" fo:padding-left="0.301cm" fo:padding-right="0.301cm"/>
      <style:paragraph-properties style:writing-mode="lr-tb"/>
    </style:style>
    <style:style style:name="gr19" style:family="graphic" style:parent-style-name="objectwithoutfill">
      <style:graphic-properties svg:stroke-width="0.051cm" svg:stroke-color="#50938a" draw:marker-start-width="0.279cm" draw:marker-end-width="0.076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26" style:family="graphic" style:parent-style-name="standard">
      <style:graphic-properties svg:stroke-width="0cm" svg:stroke-color="#000000" draw:marker-start-width="0.203cm" draw:marker-end-width="0.203cm" draw:fill="solid" draw:fill-color="#ffd7d7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svg:stroke-width="0cm" svg:stroke-color="#000000" draw:marker-start-width="0.203cm" draw:marker-end-width="0.203cm" draw:fill="solid" draw:fill-color="#dee6ef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>
      <style:graphic-properties svg:stroke-width="0cm" svg:stroke-color="#000000" draw:marker-start-width="0.203cm" draw:marker-end-width="0.203cm" draw:fill="solid" draw:fill-color="#dde8cb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1" style:family="graphic" style:parent-style-name="standard">
      <style:graphic-properties svg:stroke-width="0cm" svg:stroke-color="#000000" draw:marker-start-width="0.203cm" draw:marker-end-width="0.203cm" draw:fill="solid" draw:fill-color="#ffffd7" draw:textarea-horizontal-align="justify" draw:textarea-vertical-align="middle" draw:auto-grow-height="false" fo:min-height="0.385cm" fo:min-width="0.396cm" fo:padding-top="0.125cm" fo:padding-bottom="0.125cm" fo:padding-left="0.25cm" fo:padding-right="0.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33" style:family="graphic" style:parent-style-name="standard">
      <style:graphic-properties svg:stroke-width="0.051cm" svg:stroke-color="#50938a" draw:marker-start-width="0.279cm" draw:marker-end-width="0.279cm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ff6d6d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50938a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2cm" fo:min-width="0.77cm" fo:padding-top="0.176cm" fo:padding-bottom="0.176cm" fo:padding-left="0.301cm" fo:padding-right="0.301cm"/>
      <style:paragraph-properties style:writing-mode="lr-tb"/>
    </style:style>
    <style:style style:name="gr37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918cm" fo:min-width="0.795cm" fo:padding-top="0.176cm" fo:padding-bottom="0.176cm" fo:padding-left="0.301cm" fo:padding-right="0.301cm"/>
      <style:paragraph-properties style:writing-mode="lr-tb"/>
    </style:style>
    <style:style style:name="gr38" style:family="graphic" style:parent-style-name="standard">
      <style:graphic-properties svg:stroke-width="0.102cm" svg:stroke-color="#000000" draw:marker-start-width="0.356cm" draw:marker-end-width="0.356cm" draw:fill="solid" draw:fill-color="#ffffd7" draw:textarea-horizontal-align="justify" draw:textarea-vertical-align="middle" draw:auto-grow-height="false" fo:min-height="0.918cm" fo:min-width="0.922cm" fo:padding-top="0.176cm" fo:padding-bottom="0.176cm" fo:padding-left="0.301cm" fo:padding-right="0.301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4.101cm" fo:min-width="17.534cm"/>
    </style:style>
    <style:style style:name="gr40" style:family="graphic" style:parent-style-name="standard">
      <style:graphic-properties svg:stroke-width="0.051cm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6ef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d7"/>
      <style:paragraph-properties fo:text-align="center" style:writing-mode="lr-tb"/>
    </style:style>
    <style:style style:name="P5" style:family="paragraph">
      <loext:graphic-properties draw:fill="solid" draw:fill-color="#dde8cb"/>
      <style:paragraph-properties fo:text-align="center" style:writing-mode="lr-tb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loext:graphic-properties draw:fill="solid" draw:fill-color="#dde8cb"/>
      <style:paragraph-properties fo:text-align="center"/>
    </style:style>
    <style:style style:name="P8" style:family="paragraph">
      <loext:graphic-properties draw:fill="none" draw:fill-color="#dde8cb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d7d7"/>
      <style:paragraph-properties fo:text-align="center" style:writing-mode="lr-tb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BC" draw:style-name="gr1" draw:text-style-name="P2" draw:layer="layout" svg:width="2.413cm" svg:height="1.27cm" svg:x="7.223cm" svg:y="10.609cm">
          <svg:title>ABC</svg:title>
          <text:p text:style-name="P1">r_s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0" draw:style-name="gr2" draw:text-style-name="P3" draw:layer="layout" svg:width="6.35cm" svg:height="1.27cm" svg:x="9.128cm" svg:y="3.333cm">
          <svg:title>ABC</svg:title>
          <text:p text:style-name="P1">SRAM</text:p>
          <draw:enhanced-geometry svg:viewBox="0 0 21600 21600" draw:type="rectangle" draw:enhanced-path="M 0 0 L 21600 0 21600 21600 0 21600 0 0 Z N"/>
        </draw:custom-shape>
        <draw:custom-shape draw:name="ABC_2" draw:style-name="gr3" draw:text-style-name="P4" draw:layer="layout" svg:width="1.27cm" svg:height="1.27cm" svg:x="10.525cm" svg:y="8.032cm">
          <svg:title>ABC</svg:title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1" draw:style-name="gr4" draw:text-style-name="P2" draw:layer="layout" svg:width="1.27cm" svg:height="1.27cm" svg:x="8.56cm" svg:y="8.023cm">
          <svg:title>ABC</svg:title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6" draw:style-name="gr5" draw:text-style-name="P5" draw:layer="layout" svg:width="2.667cm" svg:height="1.27cm" svg:x="15.097cm" svg:y="10.609cm">
          <svg:title>ABC</svg:title>
          <text:p text:style-name="P1">s_stack</text:p>
          <draw:enhanced-geometry svg:viewBox="0 0 21600 21600" draw:type="rectangle" draw:enhanced-path="M 0 0 L 21600 0 21600 21600 0 21600 0 0 Z N"/>
        </draw:custom-shape>
        <draw:custom-shape draw:name="ABC_7" draw:style-name="gr6" draw:text-style-name="P5" draw:layer="layout" svg:width="1.27cm" svg:height="1.27cm" svg:x="13.827cm" svg:y="10.609cm">
          <svg:title>ABC</svg:title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286cm" svg:height="1.27cm" svg:x="9.636cm" svg:y="5.44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xml:id="id4" draw:id="id4" draw:layer="layout" svg:width="2.54cm" svg:height="1.27cm" svg:x="12.43cm" svg:y="12.641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8" draw:layer="layout" svg:width="1.734cm" svg:height="0.962cm" svg:x="12.855cm" svg:y="12.695cm">
          <draw:text-box>
            <text:p>ALU</text:p>
          </draw:text-box>
        </draw:frame>
        <draw:line draw:style-name="gr10" draw:text-style-name="P9" draw:layer="layout" svg:x1="9.001cm" svg:y1="12.641cm" svg:x2="9.001cm" svg:y2="11.879cm">
          <text:p/>
        </draw:line>
        <draw:line draw:style-name="gr11" draw:text-style-name="P9" draw:layer="layout" svg:x1="13.065cm" svg:y1="11.879cm" svg:x2="13.065cm" svg:y2="12.641cm">
          <text:p/>
        </draw:line>
        <draw:line draw:style-name="gr11" draw:text-style-name="P9" draw:layer="layout" svg:x1="14.335cm" svg:y1="11.879cm" svg:x2="14.335cm" svg:y2="12.641cm">
          <text:p/>
        </draw:line>
        <draw:frame draw:style-name="gr12" draw:text-style-name="P10" draw:layer="layout" svg:width="1.768cm" svg:height="1.343cm" svg:x="9.89cm" svg:y="5.626cm">
          <draw:text-box>
            <text:p>addr</text:p>
          </draw:text-box>
        </draw:frame>
        <draw:line draw:style-name="gr13" draw:text-style-name="P9" draw:layer="layout" svg:x1="19.529cm" svg:y1="11.995cm" svg:x2="18.513cm" svg:y2="11.995cm">
          <text:p/>
        </draw:line>
        <draw:line draw:style-name="gr14" draw:text-style-name="P9" draw:layer="layout" svg:x1="12.938cm" svg:y1="8.032cm" svg:x2="12.938cm" svg:y2="4.603cm">
          <text:p/>
        </draw:line>
        <draw:line draw:style-name="gr14" draw:text-style-name="P9" draw:layer="layout" svg:x1="14.589cm" svg:y1="4.603cm" svg:x2="14.589cm" svg:y2="8.032cm">
          <text:p/>
        </draw:line>
        <draw:custom-shape draw:name="ABC_11" draw:style-name="gr15" draw:text-style-name="P11" xml:id="id1" draw:id="id1" draw:layer="layout" svg:width="2.039cm" svg:height="1.27cm" svg:x="16.361cm" svg:y="8.547cm">
          <svg:title>ABC</svg:title>
          <text:p text:style-name="P1">phase</text:p>
          <draw:enhanced-geometry svg:viewBox="0 0 21600 21600" draw:type="rectangle" draw:enhanced-path="M 0 0 L 21600 0 21600 21600 0 21600 0 0 Z N"/>
        </draw:custom-shape>
        <draw:custom-shape draw:name="ABC_12" draw:style-name="gr16" draw:text-style-name="P11" xml:id="id9" draw:id="id9" draw:layer="layout" svg:width="2.039cm" svg:height="1.27cm" svg:x="16.361cm" svg:y="6.769cm">
          <svg:title>ABC</svg:title>
          <text:p text:style-name="P1">code</text:p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line-skew="-0.177cm -0.204cm" svg:x1="17.38cm" svg:y1="9.817cm" svg:x2="16.361cm" svg:y2="9.182cm" draw:start-shape="id1" draw:start-glue-point="2" draw:end-shape="id1" draw:end-glue-point="3" svg:d="M17380 9817v374h-1775v-1009h756" svg:viewBox="0 0 1776 1010">
          <text:p/>
        </draw:connector>
        <draw:custom-shape draw:name="ABC_13" draw:style-name="gr18" draw:text-style-name="P11" draw:layer="layout" svg:width="2.54cm" svg:height="3.048cm" svg:x="19.288cm" svg:y="6.762cm">
          <svg:title>ABC</svg:title>
          <text:p text:style-name="P1">byte</text:p>
          <text:p text:style-name="P1">decode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8.4cm" svg:y1="7.397cm" svg:x2="19.288cm" svg:y2="7.397cm">
          <text:p/>
        </draw:line>
        <draw:line draw:style-name="gr17" draw:text-style-name="P9" draw:layer="layout" svg:x1="18.4cm" svg:y1="9.048cm" svg:x2="19.288cm" svg:y2="9.048cm">
          <text:p/>
        </draw:line>
        <draw:line draw:style-name="gr10" draw:text-style-name="P9" draw:layer="layout" svg:x1="16.24cm" svg:y1="12.641cm" svg:x2="16.24cm" svg:y2="11.879cm">
          <text:p/>
        </draw:line>
        <draw:line draw:style-name="gr19" draw:text-style-name="P9" draw:layer="layout" svg:x1="9.255cm" svg:y1="7.985cm" svg:x2="9.255cm" svg:y2="7.604cm">
          <text:p/>
        </draw:line>
        <draw:line draw:style-name="gr19" draw:text-style-name="P9" draw:layer="layout" svg:x1="9.255cm" svg:y1="7.604cm" svg:x2="10.271cm" svg:y2="7.604cm">
          <text:p/>
        </draw:line>
        <draw:line draw:style-name="gr13" draw:text-style-name="P9" draw:layer="layout" svg:x1="11.16cm" svg:y1="7.985cm" svg:x2="11.16cm" svg:y2="6.715cm">
          <text:p/>
        </draw:line>
        <draw:connector draw:style-name="gr10" draw:text-style-name="P9" draw:layer="layout" draw:line-skew="0cm -0.338cm" svg:x1="9.001cm" svg:y1="13.911cm" svg:x2="8.366cm" svg:y2="13.276cm" draw:start-shape="id2" draw:start-glue-point="2" draw:end-shape="id2" draw:end-glue-point="3" svg:d="M9001 13911v551h-1524v-1186h889" svg:viewBox="0 0 1525 1187">
          <text:p/>
        </draw:connector>
        <draw:connector draw:style-name="gr10" draw:text-style-name="P9" draw:layer="layout" draw:line-skew="0cm 0.465cm" svg:x1="16.24cm" svg:y1="13.911cm" svg:x2="16.875cm" svg:y2="13.276cm" draw:start-shape="id3" draw:start-glue-point="2" draw:end-shape="id3" draw:end-glue-point="1" svg:d="M16240 13911v551h1651v-1186h-1016" svg:viewBox="0 0 1652 1187">
          <text:p/>
        </draw:connector>
        <draw:line draw:style-name="gr13" draw:text-style-name="P9" draw:layer="layout" svg:x1="10.271cm" svg:y1="7.604cm" svg:x2="10.271cm" svg:y2="6.715cm">
          <text:p/>
        </draw:line>
        <draw:line draw:style-name="gr11" draw:text-style-name="P9" xml:id="id5" draw:id="id5" draw:layer="layout" svg:x1="11.541cm" svg:y1="11.625cm" svg:x2="12.303cm" svg:y2="11.625cm">
          <text:p/>
        </draw:line>
        <draw:connector draw:style-name="gr20" draw:text-style-name="P13" draw:layer="layout" draw:line-skew="-0.044cm" svg:x1="13.7cm" svg:y1="13.911cm" svg:x2="11.541cm" svg:y2="11.625cm" draw:start-shape="id4" draw:start-glue-point="5" draw:end-shape="id5" draw:end-glue-point="3" svg:d="M13700 13911v508h-2159v-2794" svg:viewBox="0 0 2160 2795">
          <text:p/>
        </draw:connector>
        <draw:line draw:style-name="gr11" draw:text-style-name="P9" draw:layer="layout" svg:x1="19.529cm" svg:y1="12.63cm" svg:x2="18.513cm" svg:y2="12.63cm">
          <text:p/>
        </draw:line>
        <draw:line draw:style-name="gr10" draw:text-style-name="P9" draw:layer="layout" svg:x1="19.529cm" svg:y1="13.265cm" svg:x2="18.513cm" svg:y2="13.265cm">
          <text:p/>
        </draw:line>
        <draw:line draw:style-name="gr13" draw:text-style-name="P9" draw:layer="layout" svg:x1="10.779cm" svg:y1="5.445cm" svg:x2="10.779cm" svg:y2="4.556cm">
          <text:p/>
        </draw:line>
        <draw:line draw:style-name="gr14" draw:text-style-name="P9" draw:layer="layout" svg:x1="19.529cm" svg:y1="11.36cm" svg:x2="18.513cm" svg:y2="11.36cm">
          <text:p/>
        </draw:line>
        <draw:frame draw:style-name="gr21" draw:text-style-name="P10" draw:layer="layout" svg:width="3.144cm" svg:height="0.962cm" svg:x="19.306cm" svg:y="10.906cm">
          <draw:text-box>
            <text:p>8-bit data</text:p>
          </draw:text-box>
        </draw:frame>
        <draw:frame draw:style-name="gr22" draw:text-style-name="P10" draw:layer="layout" svg:width="3.529cm" svg:height="0.962cm" svg:x="19.279cm" svg:y="11.541cm">
          <draw:text-box>
            <text:p>17-bit addr</text:p>
          </draw:text-box>
        </draw:frame>
        <draw:frame draw:style-name="gr23" draw:text-style-name="P10" draw:layer="layout" svg:width="3.495cm" svg:height="0.962cm" svg:x="19.275cm" svg:y="12.174cm">
          <draw:text-box>
            <text:p>32-bit data</text:p>
          </draw:text-box>
        </draw:frame>
        <draw:line draw:style-name="gr17" draw:text-style-name="P9" draw:layer="layout" svg:x1="19.529cm" svg:y1="13.9cm" svg:x2="18.513cm" svg:y2="13.9cm">
          <text:p/>
        </draw:line>
        <draw:frame draw:style-name="gr24" draw:text-style-name="P10" draw:layer="layout" svg:width="3.466cm" svg:height="0.962cm" svg:x="19.3cm" svg:y="12.808cm">
          <draw:text-box>
            <text:p>6-bit sp/rp</text:p>
          </draw:text-box>
        </draw:frame>
        <draw:frame draw:style-name="gr25" draw:text-style-name="P10" draw:layer="layout" svg:width="3.635cm" svg:height="0.962cm" svg:x="19.209cm" svg:y="13.446cm">
          <draw:text-box>
            <text:p>3-bit phase</text:p>
          </draw:text-box>
        </draw:frame>
        <draw:custom-shape draw:name="ABC_14" draw:style-name="gr26" draw:text-style-name="P11" draw:layer="layout" svg:width="0.896cm" svg:height="0.635cm" svg:x="17.256cm" svg:y="3.333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4.445cm" svg:height="0.962cm" svg:x="18.272cm" svg:y="3.133cm">
          <draw:text-box>
            <text:p>Decoder unit</text:p>
          </draw:text-box>
        </draw:frame>
        <draw:custom-shape draw:name="ABC_15" draw:style-name="gr28" draw:text-style-name="P2" draw:layer="layout" svg:width="0.896cm" svg:height="0.635cm" svg:x="17.256cm" svg:y="3.968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5.334cm" svg:height="1.673cm" svg:x="18.272cm" svg:y="3.768cm">
          <draw:text-box>
            <text:p>Branching unit</text:p>
          </draw:text-box>
        </draw:frame>
        <draw:custom-shape draw:name="ABC_16" draw:style-name="gr30" draw:text-style-name="P5" draw:layer="layout" svg:width="0.896cm" svg:height="0.635cm" svg:x="17.256cm" svg:y="4.603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4.953cm" svg:height="1.673cm" svg:x="18.323cm" svg:y="4.362cm">
          <draw:text-box>
            <text:p>Arithmetic unit</text:p>
          </draw:text-box>
        </draw:frame>
        <draw:custom-shape draw:name="ABC_17" draw:style-name="gr31" draw:text-style-name="P4" draw:layer="layout" svg:width="0.896cm" svg:height="0.635cm" svg:x="17.256cm" svg:y="5.238cm">
          <svg:title>ABC</svg:title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5.207cm" svg:height="1.673cm" svg:x="18.272cm" svg:y="5.038cm">
          <draw:text-box>
            <text:p>Load/Store unit</text:p>
          </draw:text-box>
        </draw:frame>
        <draw:frame draw:style-name="gr32" draw:text-style-name="P14" draw:layer="layout" svg:width="9.906cm" svg:height="1.825cm" svg:x="8.874cm" svg:y="1.965cm">
          <draw:text-box>
            <text:p><text:span text:style-name="T1">eJsv32 block diagram</text:span></text:p>
          </draw:text-box>
        </draw:frame>
        <draw:line draw:style-name="gr13" draw:text-style-name="P9" xml:id="id6" draw:id="id6" draw:layer="layout" svg:x1="9.255cm" svg:y1="10.144cm" svg:x2="9.255cm" svg:y2="9.382cm">
          <text:p/>
        </draw:line>
        <draw:line draw:style-name="gr13" draw:text-style-name="P9" draw:layer="layout" svg:x1="11.16cm" svg:y1="10.271cm" svg:x2="11.16cm" svg:y2="9.382cm">
          <text:p/>
        </draw:line>
        <draw:connector draw:style-name="gr33" draw:text-style-name="P13" draw:layer="layout" draw:line-skew="0.691cm 1.389cm" svg:x1="9.255cm" svg:y1="10.144cm" svg:x2="10.271cm" svg:y2="10.609cm" draw:start-shape="id6" draw:start-glue-point="2" draw:end-shape="id7" draw:end-glue-point="0" svg:d="M9255 10144v127h1016v338" svg:viewBox="0 0 1017 466">
          <text:p/>
        </draw:connector>
        <draw:line draw:style-name="gr14" draw:text-style-name="P9" draw:layer="layout" svg:x1="12.938cm" svg:y1="10.652cm" svg:x2="12.938cm" svg:y2="9.255cm">
          <text:p/>
        </draw:line>
        <draw:line draw:style-name="gr14" draw:text-style-name="P9" draw:layer="layout" svg:x1="13.319cm" svg:y1="9.636cm" svg:x2="13.319cm" svg:y2="10.652cm">
          <text:p/>
        </draw:line>
        <draw:line draw:style-name="gr34" draw:text-style-name="P9" draw:layer="layout" svg:x1="14.589cm" svg:y1="9.636cm" svg:x2="14.589cm" svg:y2="9.255cm">
          <text:p/>
        </draw:line>
        <draw:line draw:style-name="gr34" draw:text-style-name="P9" draw:layer="layout" svg:x1="14.589cm" svg:y1="9.636cm" svg:x2="13.319cm" svg:y2="9.636cm">
          <text:p/>
        </draw:line>
        <draw:line draw:style-name="gr35" draw:text-style-name="P9" draw:layer="layout" svg:x1="12.525cm" svg:y1="10.652cm" svg:x2="12.525cm" svg:y2="10.271cm">
          <text:p/>
        </draw:line>
        <draw:line draw:style-name="gr35" draw:text-style-name="P9" draw:layer="layout" svg:x1="11.16cm" svg:y1="10.292cm" svg:x2="12.557cm" svg:y2="10.271cm">
          <text:p/>
        </draw:line>
        <draw:connector draw:style-name="gr14" draw:text-style-name="P9" draw:layer="layout" draw:line-skew="-0.297cm -1.233cm 2.329cm" svg:x1="15.351cm" svg:y1="8.667cm" svg:x2="16.361cm" svg:y2="7.404cm" draw:start-shape="id8" draw:start-glue-point="1" draw:end-shape="id9" draw:end-glue-point="3" svg:d="M15351 8667h254v-47-1216h756" svg:viewBox="0 0 1011 1264">
          <text:p/>
        </draw:connector>
        <draw:custom-shape draw:name="ABC_8" draw:style-name="gr36" draw:text-style-name="P3" draw:layer="layout" svg:width="1.27cm" svg:height="1.27cm" svg:x="12.303cm" svg:y="10.609cm">
          <svg:title>ABC</svg:title>
          <text:p text:style-name="P1">t</text:p>
          <draw:enhanced-geometry svg:viewBox="0 0 21600 21600" draw:type="rectangle" draw:enhanced-path="M 0 0 L 21600 0 21600 21600 0 21600 0 0 Z N"/>
        </draw:custom-shape>
        <draw:custom-shape draw:name="ABC_3" draw:style-name="gr37" draw:text-style-name="P4" draw:layer="layout" svg:width="1.397cm" svg:height="1.27cm" svg:x="12.176cm" svg:y="8.032cm">
          <svg:title>ABC</svg:title>
          <text:p text:style-name="P1">d_o</text:p>
          <draw:enhanced-geometry svg:viewBox="0 0 21600 21600" draw:type="rectangle" draw:enhanced-path="M 0 0 L 21600 0 21600 21600 0 21600 0 0 Z N"/>
        </draw:custom-shape>
        <draw:custom-shape draw:name="ABC_4" draw:style-name="gr38" draw:text-style-name="P4" xml:id="id8" draw:id="id8" draw:layer="layout" svg:width="1.524cm" svg:height="1.27cm" svg:x="13.827cm" svg:y="8.032cm">
          <svg:title>ABC</svg:title>
          <text:p text:style-name="P1">d_i</text:p>
          <draw:enhanced-geometry svg:viewBox="0 0 21600 21600" draw:type="rectangle" draw:enhanced-path="M 0 0 L 21600 0 21600 21600 0 21600 0 0 Z N"/>
        </draw:custom-shape>
        <draw:custom-shape draw:name="ABC_5" draw:style-name="gr4" draw:text-style-name="P2" xml:id="id7" draw:id="id7" draw:layer="layout" svg:width="1.27cm" svg:height="1.27cm" svg:x="9.636cm" svg:y="10.609cm">
          <svg:title>ABC</svg:title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9" draw:style-name="gr4" draw:text-style-name="P2" xml:id="id2" draw:id="id2" draw:layer="layout" svg:width="1.27cm" svg:height="1.27cm" svg:x="8.366cm" svg:y="12.641cm">
          <svg:title>ABC</svg:title>
          <text:p text:style-name="P1">r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BC_10" draw:style-name="gr6" draw:text-style-name="P5" xml:id="id3" draw:id="id3" draw:layer="layout" svg:width="1.27cm" svg:height="1.27cm" svg:x="15.605cm" svg:y="12.641cm">
          <svg:title>ABC</svg:title>
          <text:p text:style-name="P1">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18.034cm" svg:height="14.351cm" svg:x="5.826cm" svg:y="1.254cm">
          <text:p/>
          <draw:enhanced-geometry svg:viewBox="0 0 21600 21600" draw:type="rectangle" draw:enhanced-path="M 0 0 L 21600 0 21600 21600 0 21600 0 0 Z N"/>
        </draw:custom-shape>
        <draw:line draw:style-name="gr40" draw:text-style-name="P13" draw:layer="layout" svg:x1="10.906cm" svg:y1="10.906cm" svg:x2="12.303cm" svg:y2="10.9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6T08:27:16.506180997</meta:creation-date>
    <dc:date>2024-01-10T10:39:58.194245318</dc:date>
    <meta:editing-duration>PT1H7M12S</meta:editing-duration>
    <meta:editing-cycles>18</meta:editing-cycles>
    <meta:generator>LibreOffice/6.4.7.2$Linux_X86_64 LibreOffice_project/40$Build-2</meta:generator>
    <meta:document-statistic meta:object-count="68"/>
  </office:meta>
</office:document-meta>
</file>